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1.05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114"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exp</text:p>
          </table:table-cell>
          <table:table-cell office:value-type="string">
            <text:p>4n+1</text:p>
          </table:table-cell>
          <table:table-cell office:value-type="string">
            <text:p>* pi</text:p>
          </table:table-cell>
          <table:table-cell office:value-type="string">
            <text:p>* (-1)</text:p>
          </table:table-cell>
          <table:table-cell office:value-type="string">
            <text:p>/ 2</text:p>
          </table:table-cell>
          <table:table-cell office:value-type="string">
            <text:p>exp</text:p>
          </table:table-cell>
          <table:table-cell table:formula="of:=[.B2]" office:value-type="string" office:string-value="n">
            <text:p>n</text:p>
          </table:table-cell>
          <table:table-cell office:value-type="string">
            <text:p>log(exp)</text:p>
          </table:table-cell>
          <table:table-cell/>
          <table:table-cell office:value-type="string">
            <text:p>inclination gen-ed from n and log(exp)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EXP([.$G3])" office:value-type="float" office:value="0.207879576350762">
            <text:p>0.2078795764</text:p>
          </table:table-cell>
          <table:table-cell table:formula="of:=[.B3]*4+1" office:value-type="float" office:value="1">
            <text:p>1</text:p>
          </table:table-cell>
          <table:table-cell table:formula="of:=[.D3]*PI()" office:value-type="float" office:value="3.14159265358979">
            <text:p>3.1415926536</text:p>
          </table:table-cell>
          <table:table-cell table:formula="of:=[.E3]*(-1)" office:value-type="float" office:value="-3.14159265358979">
            <text:p>-3.1415926536</text:p>
          </table:table-cell>
          <table:table-cell table:style-name="ce2" table:formula="of:=[.F3]/2" office:value-type="float" office:value="-1.5707963267949">
            <text:p>-1.57079633</text:p>
          </table:table-cell>
          <table:table-cell table:formula="of:=EXP([.$G3])" office:value-type="float" office:value="0.207879576350762">
            <text:p>0.2078795764</text:p>
          </table:table-cell>
          <table:table-cell table:style-name="ce3" table:formula="of:=[.B3]" office:value-type="float" office:value="0">
            <text:p>0</text:p>
          </table:table-cell>
          <table:table-cell table:formula="of:=LOG([.H3];10)" office:value-type="float" office:value="-0.682188176920921">
            <text:p>-0.6821881769</text:p>
          </table:table-cell>
          <table:table-cell table:style-name="Default"/>
          <table:table-cell table:style-name="ce3" table:formula="of:=LINEST([.J3:.J65];[.I3:.I65];1;1)" office:value-type="float" office:value="-2.72875270768368">
            <office:annotation draw:style-name="gr2" draw:text-style-name="P2" svg:width="2.899cm" svg:height="2.176cm" svg:x="28.692cm" svg:y="0cm" draw:caption-point-x="-0.61cm" draw:caption-point-y="1.166cm">
              <dc:creator>ik</dc:creator>
              <dc:date>2021-01-02T00:00:00</dc:date>
              <text:p text:style-name="P2">https://wiki.openoffice.org/wiki/Documentation/How_Tos/Calc:_LINEST_function</text:p>
            </office:annotation>
            <text:p>-2.728752707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EXP([.$G4])" office:value-type="float" office:value="0.000388203203926766">
            <text:p>0.0003882032</text:p>
          </table:table-cell>
          <table:table-cell table:formula="of:=[.B4]*4+1" office:value-type="float" office:value="5">
            <text:p>5</text:p>
          </table:table-cell>
          <table:table-cell table:formula="of:=[.D4]*PI()" office:value-type="float" office:value="15.707963267949">
            <text:p>15.7079632679</text:p>
          </table:table-cell>
          <table:table-cell table:formula="of:=[.E4]*(-1)" office:value-type="float" office:value="-15.707963267949">
            <text:p>-15.7079632679</text:p>
          </table:table-cell>
          <table:table-cell table:style-name="ce2" table:formula="of:=[.F4]/2" office:value-type="float" office:value="-7.85398163397448">
            <text:p>-7.85398163</text:p>
          </table:table-cell>
          <table:table-cell table:formula="of:=EXP([.$G4])" office:value-type="float" office:value="0.000388203203926766">
            <text:p>0.0003882032</text:p>
          </table:table-cell>
          <table:table-cell table:style-name="ce3" table:formula="of:=[.B4]" office:value-type="float" office:value="1">
            <text:p>1</text:p>
          </table:table-cell>
          <table:table-cell table:formula="of:=LOG([.H4];10)" office:value-type="float" office:value="-3.4109408846046">
            <text:p>-3.41094088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EXP([.$G5])" office:value-type="float" office:value="0.000000724947251598794">
            <text:p>7.24947251598794E-007</text:p>
          </table:table-cell>
          <table:table-cell table:formula="of:=[.B5]*4+1" office:value-type="float" office:value="9">
            <text:p>9</text:p>
          </table:table-cell>
          <table:table-cell table:formula="of:=[.D5]*PI()" office:value-type="float" office:value="28.2743338823081">
            <text:p>28.2743338823</text:p>
          </table:table-cell>
          <table:table-cell table:formula="of:=[.E5]*(-1)" office:value-type="float" office:value="-28.2743338823081">
            <text:p>-28.2743338823</text:p>
          </table:table-cell>
          <table:table-cell table:style-name="ce2" table:formula="of:=[.F5]/2" office:value-type="float" office:value="-14.1371669411541">
            <text:p>-14.13716694</text:p>
          </table:table-cell>
          <table:table-cell table:formula="of:=EXP([.$G5])" office:value-type="float" office:value="0.000000724947251598794">
            <text:p>7.24947251598794E-007</text:p>
          </table:table-cell>
          <table:table-cell table:style-name="ce3" table:formula="of:=[.B5]" office:value-type="float" office:value="2">
            <text:p>2</text:p>
          </table:table-cell>
          <table:table-cell table:formula="of:=LOG([.H5];10)" office:value-type="float" office:value="-6.13969359228829">
            <text:p>-6.13969359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EXP([.$G6])" office:value-type="float" office:value="0.00000000135379747586985">
            <text:p>1.35379747586985E-009</text:p>
          </table:table-cell>
          <table:table-cell table:formula="of:=[.B6]*4+1" office:value-type="float" office:value="13">
            <text:p>13</text:p>
          </table:table-cell>
          <table:table-cell table:formula="of:=[.D6]*PI()" office:value-type="float" office:value="40.8407044966673">
            <text:p>40.8407044967</text:p>
          </table:table-cell>
          <table:table-cell table:formula="of:=[.E6]*(-1)" office:value-type="float" office:value="-40.8407044966673">
            <text:p>-40.8407044967</text:p>
          </table:table-cell>
          <table:table-cell table:style-name="ce2" table:formula="of:=[.F6]/2" office:value-type="float" office:value="-20.4203522483337">
            <text:p>-20.42035225</text:p>
          </table:table-cell>
          <table:table-cell table:formula="of:=EXP([.$G6])" office:value-type="float" office:value="0.00000000135379747586985">
            <text:p>1.35379747586985E-009</text:p>
          </table:table-cell>
          <table:table-cell table:style-name="ce3" table:formula="of:=[.B6]" office:value-type="float" office:value="3">
            <text:p>3</text:p>
          </table:table-cell>
          <table:table-cell table:formula="of:=LOG([.H6];10)" office:value-type="float" office:value="-8.86844629997197">
            <text:p>-8.868446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EXP([.$G7])" office:value-type="float" office:value="0.00000000000252813925651777">
            <text:p>2.52813925651777E-012</text:p>
          </table:table-cell>
          <table:table-cell table:formula="of:=[.B7]*4+1" office:value-type="float" office:value="17">
            <text:p>17</text:p>
          </table:table-cell>
          <table:table-cell table:formula="of:=[.D7]*PI()" office:value-type="float" office:value="53.4070751110265">
            <text:p>53.407075111</text:p>
          </table:table-cell>
          <table:table-cell table:formula="of:=[.E7]*(-1)" office:value-type="float" office:value="-53.4070751110265">
            <text:p>-53.407075111</text:p>
          </table:table-cell>
          <table:table-cell table:style-name="ce2" table:formula="of:=[.F7]/2" office:value-type="float" office:value="-26.7035375555132">
            <text:p>-26.70353756</text:p>
          </table:table-cell>
          <table:table-cell table:formula="of:=EXP([.$G7])" office:value-type="float" office:value="0.00000000000252813925651777">
            <text:p>2.52813925651777E-012</text:p>
          </table:table-cell>
          <table:table-cell table:style-name="ce3" table:formula="of:=[.B7]" office:value-type="float" office:value="4">
            <text:p>4</text:p>
          </table:table-cell>
          <table:table-cell table:formula="of:=LOG([.H7];10)" office:value-type="float" office:value="-11.5971990076557">
            <text:p>-11.597199007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EXP([.$G8])" office:value-type="float" office:value="4.72115527932975E-015">
            <text:p>4.72115527932975E-015</text:p>
          </table:table-cell>
          <table:table-cell table:formula="of:=[.B8]*4+1" office:value-type="float" office:value="21">
            <text:p>21</text:p>
          </table:table-cell>
          <table:table-cell table:formula="of:=[.D8]*PI()" office:value-type="float" office:value="65.9734457253857">
            <text:p>65.9734457254</text:p>
          </table:table-cell>
          <table:table-cell table:formula="of:=[.E8]*(-1)" office:value-type="float" office:value="-65.9734457253857">
            <text:p>-65.9734457254</text:p>
          </table:table-cell>
          <table:table-cell table:style-name="ce2" table:formula="of:=[.F8]/2" office:value-type="float" office:value="-32.9867228626928">
            <text:p>-32.98672286</text:p>
          </table:table-cell>
          <table:table-cell table:formula="of:=EXP([.$G8])" office:value-type="float" office:value="4.72115527932975E-015">
            <text:p>4.72115527932975E-015</text:p>
          </table:table-cell>
          <table:table-cell table:style-name="ce3" table:formula="of:=[.B8]" office:value-type="float" office:value="5">
            <text:p>5</text:p>
          </table:table-cell>
          <table:table-cell table:formula="of:=LOG([.H8];10)" office:value-type="float" office:value="-14.3259517153393">
            <text:p>-14.32595171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EXP([.$G9])" office:value-type="float" office:value="8.81648711164915E-018">
            <text:p>8.81648711164915E-018</text:p>
          </table:table-cell>
          <table:table-cell table:formula="of:=[.B9]*4+1" office:value-type="float" office:value="25">
            <text:p>25</text:p>
          </table:table-cell>
          <table:table-cell table:formula="of:=[.D9]*PI()" office:value-type="float" office:value="78.5398163397448">
            <text:p>78.5398163397</text:p>
          </table:table-cell>
          <table:table-cell table:formula="of:=[.E9]*(-1)" office:value-type="float" office:value="-78.5398163397448">
            <text:p>-78.5398163397</text:p>
          </table:table-cell>
          <table:table-cell table:style-name="ce2" table:formula="of:=[.F9]/2" office:value-type="float" office:value="-39.2699081698724">
            <text:p>-39.26990817</text:p>
          </table:table-cell>
          <table:table-cell table:formula="of:=EXP([.$G9])" office:value-type="float" office:value="8.81648711164915E-018">
            <text:p>8.81648711164915E-018</text:p>
          </table:table-cell>
          <table:table-cell table:style-name="ce3" table:formula="of:=[.B9]" office:value-type="float" office:value="6">
            <text:p>6</text:p>
          </table:table-cell>
          <table:table-cell table:formula="of:=LOG([.H9];10)" office:value-type="float" office:value="-17.054704423023">
            <text:p>-17.0547044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EXP([.$G10])" office:value-type="float" office:value="1.64642847758464E-020">
            <text:p>1.64642847758464E-020</text:p>
          </table:table-cell>
          <table:table-cell table:formula="of:=[.B10]*4+1" office:value-type="float" office:value="29">
            <text:p>29</text:p>
          </table:table-cell>
          <table:table-cell table:formula="of:=[.D10]*PI()" office:value-type="float" office:value="91.106186954104">
            <text:p>91.1061869541</text:p>
          </table:table-cell>
          <table:table-cell table:formula="of:=[.E10]*(-1)" office:value-type="float" office:value="-91.106186954104">
            <text:p>-91.1061869541</text:p>
          </table:table-cell>
          <table:table-cell table:style-name="ce2" table:formula="of:=[.F10]/2" office:value-type="float" office:value="-45.553093477052">
            <text:p>-45.55309348</text:p>
          </table:table-cell>
          <table:table-cell table:formula="of:=EXP([.$G10])" office:value-type="float" office:value="1.64642847758464E-020">
            <text:p>1.64642847758464E-020</text:p>
          </table:table-cell>
          <table:table-cell table:style-name="ce3" table:formula="of:=[.B10]" office:value-type="float" office:value="7">
            <text:p>7</text:p>
          </table:table-cell>
          <table:table-cell table:formula="of:=LOG([.H10];10)" office:value-type="float" office:value="-19.7834571307067">
            <text:p>-19.78345713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EXP([.$G11])" office:value-type="float" office:value="3.07461089374248E-023">
            <text:p>3.07461089374248E-023</text:p>
          </table:table-cell>
          <table:table-cell table:formula="of:=[.B11]*4+1" office:value-type="float" office:value="33">
            <text:p>33</text:p>
          </table:table-cell>
          <table:table-cell table:formula="of:=[.D11]*PI()" office:value-type="float" office:value="103.672557568463">
            <text:p>103.6725575685</text:p>
          </table:table-cell>
          <table:table-cell table:formula="of:=[.E11]*(-1)" office:value-type="float" office:value="-103.672557568463">
            <text:p>-103.6725575685</text:p>
          </table:table-cell>
          <table:table-cell table:style-name="ce2" table:formula="of:=[.F11]/2" office:value-type="float" office:value="-51.8362787842316">
            <text:p>-51.83627878</text:p>
          </table:table-cell>
          <table:table-cell table:formula="of:=EXP([.$G11])" office:value-type="float" office:value="3.07461089374248E-023">
            <text:p>3.07461089374248E-023</text:p>
          </table:table-cell>
          <table:table-cell table:style-name="ce3" table:formula="of:=[.B11]" office:value-type="float" office:value="8">
            <text:p>8</text:p>
          </table:table-cell>
          <table:table-cell table:formula="of:=LOG([.H11];10)" office:value-type="float" office:value="-22.5122098383904">
            <text:p>-22.512209838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EXP([.$G12])" office:value-type="float" office:value="5.7416597663496E-026">
            <text:p>5.7416597663496E-026</text:p>
          </table:table-cell>
          <table:table-cell table:formula="of:=[.B12]*4+1" office:value-type="float" office:value="37">
            <text:p>37</text:p>
          </table:table-cell>
          <table:table-cell table:formula="of:=[.D12]*PI()" office:value-type="float" office:value="116.238928182822">
            <text:p>116.2389281828</text:p>
          </table:table-cell>
          <table:table-cell table:formula="of:=[.E12]*(-1)" office:value-type="float" office:value="-116.238928182822">
            <text:p>-116.2389281828</text:p>
          </table:table-cell>
          <table:table-cell table:style-name="ce2" table:formula="of:=[.F12]/2" office:value-type="float" office:value="-58.1194640914112">
            <text:p>-58.11946409</text:p>
          </table:table-cell>
          <table:table-cell table:formula="of:=EXP([.$G12])" office:value-type="float" office:value="5.7416597663496E-026">
            <text:p>5.7416597663496E-026</text:p>
          </table:table-cell>
          <table:table-cell table:style-name="ce3" table:formula="of:=[.B12]" office:value-type="float" office:value="9">
            <text:p>9</text:p>
          </table:table-cell>
          <table:table-cell table:formula="of:=LOG([.H12];10)" office:value-type="float" office:value="-25.2409625460741">
            <text:p>-25.24096254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EXP([.$G13])" office:value-type="float" office:value="1.07222207986098E-028">
            <text:p>1.07222207986098E-028</text:p>
          </table:table-cell>
          <table:table-cell table:formula="of:=[.B13]*4+1" office:value-type="float" office:value="41">
            <text:p>41</text:p>
          </table:table-cell>
          <table:table-cell table:formula="of:=[.D13]*PI()" office:value-type="float" office:value="128.805298797182">
            <text:p>128.8052987972</text:p>
          </table:table-cell>
          <table:table-cell table:formula="of:=[.E13]*(-1)" office:value-type="float" office:value="-128.805298797182">
            <text:p>-128.8052987972</text:p>
          </table:table-cell>
          <table:table-cell table:style-name="ce2" table:formula="of:=[.F13]/2" office:value-type="float" office:value="-64.4026493985908">
            <text:p>-64.40264940</text:p>
          </table:table-cell>
          <table:table-cell table:formula="of:=EXP([.$G13])" office:value-type="float" office:value="1.07222207986098E-028">
            <text:p>1.07222207986098E-028</text:p>
          </table:table-cell>
          <table:table-cell table:style-name="ce3" table:formula="of:=[.B13]" office:value-type="float" office:value="10">
            <text:p>10</text:p>
          </table:table-cell>
          <table:table-cell table:formula="of:=LOG([.H13];10)" office:value-type="float" office:value="-27.9697152537577">
            <text:p>-27.96971525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EXP([.$G14])" office:value-type="float" office:value="2.0023133298132E-031">
            <text:p>2.0023133298132E-031</text:p>
          </table:table-cell>
          <table:table-cell table:formula="of:=[.B14]*4+1" office:value-type="float" office:value="45">
            <text:p>45</text:p>
          </table:table-cell>
          <table:table-cell table:formula="of:=[.D14]*PI()" office:value-type="float" office:value="141.371669411541">
            <text:p>141.3716694115</text:p>
          </table:table-cell>
          <table:table-cell table:formula="of:=[.E14]*(-1)" office:value-type="float" office:value="-141.371669411541">
            <text:p>-141.3716694115</text:p>
          </table:table-cell>
          <table:table-cell table:style-name="ce2" table:formula="of:=[.F14]/2" office:value-type="float" office:value="-70.6858347057703">
            <text:p>-70.68583471</text:p>
          </table:table-cell>
          <table:table-cell table:formula="of:=EXP([.$G14])" office:value-type="float" office:value="2.0023133298132E-031">
            <text:p>2.0023133298132E-031</text:p>
          </table:table-cell>
          <table:table-cell table:style-name="ce3" table:formula="of:=[.B14]" office:value-type="float" office:value="11">
            <text:p>11</text:p>
          </table:table-cell>
          <table:table-cell table:formula="of:=LOG([.H14];10)" office:value-type="float" office:value="-30.6984679614414">
            <text:p>-30.69846796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EXP([.$G15])" office:value-type="float" office:value="3.73920547436171E-034">
            <text:p>3.73920547436171E-034</text:p>
          </table:table-cell>
          <table:table-cell table:formula="of:=[.B15]*4+1" office:value-type="float" office:value="49">
            <text:p>49</text:p>
          </table:table-cell>
          <table:table-cell table:formula="of:=[.D15]*PI()" office:value-type="float" office:value="153.9380400259">
            <text:p>153.9380400259</text:p>
          </table:table-cell>
          <table:table-cell table:formula="of:=[.E15]*(-1)" office:value-type="float" office:value="-153.9380400259">
            <text:p>-153.9380400259</text:p>
          </table:table-cell>
          <table:table-cell table:style-name="ce2" table:formula="of:=[.F15]/2" office:value-type="float" office:value="-76.9690200129499">
            <text:p>-76.96902001</text:p>
          </table:table-cell>
          <table:table-cell table:formula="of:=EXP([.$G15])" office:value-type="float" office:value="3.73920547436171E-034">
            <text:p>3.73920547436171E-034</text:p>
          </table:table-cell>
          <table:table-cell table:style-name="ce3" table:formula="of:=[.B15]" office:value-type="float" office:value="12">
            <text:p>12</text:p>
          </table:table-cell>
          <table:table-cell table:formula="of:=LOG([.H15];10)" office:value-type="float" office:value="-33.4272206691251">
            <text:p>-33.42722066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EXP([.$G16])" office:value-type="float" office:value="6.98275208545945E-037">
            <text:p>6.98275208545945E-037</text:p>
          </table:table-cell>
          <table:table-cell table:formula="of:=[.B16]*4+1" office:value-type="float" office:value="53">
            <text:p>53</text:p>
          </table:table-cell>
          <table:table-cell table:formula="of:=[.D16]*PI()" office:value-type="float" office:value="166.504410640259">
            <text:p>166.5044106403</text:p>
          </table:table-cell>
          <table:table-cell table:formula="of:=[.E16]*(-1)" office:value-type="float" office:value="-166.504410640259">
            <text:p>-166.5044106403</text:p>
          </table:table-cell>
          <table:table-cell table:style-name="ce2" table:formula="of:=[.F16]/2" office:value-type="float" office:value="-83.2522053201295">
            <text:p>-83.25220532</text:p>
          </table:table-cell>
          <table:table-cell table:formula="of:=EXP([.$G16])" office:value-type="float" office:value="6.98275208545945E-037">
            <text:p>6.98275208545945E-037</text:p>
          </table:table-cell>
          <table:table-cell table:style-name="ce3" table:formula="of:=[.B16]" office:value-type="float" office:value="13">
            <text:p>13</text:p>
          </table:table-cell>
          <table:table-cell table:formula="of:=LOG([.H16];10)" office:value-type="float" office:value="-36.1559733768088">
            <text:p>-36.15597337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EXP([.$G17])" office:value-type="float" office:value="1.30398896293101E-039">
            <text:p>1.30398896293101E-039</text:p>
          </table:table-cell>
          <table:table-cell table:formula="of:=[.B17]*4+1" office:value-type="float" office:value="57">
            <text:p>57</text:p>
          </table:table-cell>
          <table:table-cell table:formula="of:=[.D17]*PI()" office:value-type="float" office:value="179.070781254618">
            <text:p>179.0707812546</text:p>
          </table:table-cell>
          <table:table-cell table:formula="of:=[.E17]*(-1)" office:value-type="float" office:value="-179.070781254618">
            <text:p>-179.0707812546</text:p>
          </table:table-cell>
          <table:table-cell table:style-name="ce2" table:formula="of:=[.F17]/2" office:value-type="float" office:value="-89.5353906273091">
            <text:p>-89.53539063</text:p>
          </table:table-cell>
          <table:table-cell table:formula="of:=EXP([.$G17])" office:value-type="float" office:value="1.30398896293101E-039">
            <text:p>1.30398896293101E-039</text:p>
          </table:table-cell>
          <table:table-cell table:style-name="ce3" table:formula="of:=[.B17]" office:value-type="float" office:value="14">
            <text:p>14</text:p>
          </table:table-cell>
          <table:table-cell table:formula="of:=LOG([.H17];10)" office:value-type="float" office:value="-38.8847260844925">
            <text:p>-38.88472608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EXP([.$G18])" office:value-type="float" office:value="2.43512471105294E-042">
            <text:p>2.43512471105294E-042</text:p>
          </table:table-cell>
          <table:table-cell table:formula="of:=[.B18]*4+1" office:value-type="float" office:value="61">
            <text:p>61</text:p>
          </table:table-cell>
          <table:table-cell table:formula="of:=[.D18]*PI()" office:value-type="float" office:value="191.637151868977">
            <text:p>191.637151869</text:p>
          </table:table-cell>
          <table:table-cell table:formula="of:=[.E18]*(-1)" office:value-type="float" office:value="-191.637151868977">
            <text:p>-191.637151869</text:p>
          </table:table-cell>
          <table:table-cell table:style-name="ce2" table:formula="of:=[.F18]/2" office:value-type="float" office:value="-95.8185759344887">
            <text:p>-95.81857593</text:p>
          </table:table-cell>
          <table:table-cell table:formula="of:=EXP([.$G18])" office:value-type="float" office:value="2.43512471105294E-042">
            <text:p>2.43512471105294E-042</text:p>
          </table:table-cell>
          <table:table-cell table:style-name="ce3" table:formula="of:=[.B18]" office:value-type="float" office:value="15">
            <text:p>15</text:p>
          </table:table-cell>
          <table:table-cell table:formula="of:=LOG([.H18];10)" office:value-type="float" office:value="-41.6134787921762">
            <text:p>-41.61347879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EXP([.$G19])" office:value-type="float" office:value="4.54745594245837E-045">
            <text:p>4.54745594245837E-045</text:p>
          </table:table-cell>
          <table:table-cell table:formula="of:=[.B19]*4+1" office:value-type="float" office:value="65">
            <text:p>65</text:p>
          </table:table-cell>
          <table:table-cell table:formula="of:=[.D19]*PI()" office:value-type="float" office:value="204.203522483337">
            <text:p>204.2035224833</text:p>
          </table:table-cell>
          <table:table-cell table:formula="of:=[.E19]*(-1)" office:value-type="float" office:value="-204.203522483337">
            <text:p>-204.2035224833</text:p>
          </table:table-cell>
          <table:table-cell table:style-name="ce2" table:formula="of:=[.F19]/2" office:value-type="float" office:value="-102.101761241668">
            <text:p>-102.10176124</text:p>
          </table:table-cell>
          <table:table-cell table:formula="of:=EXP([.$G19])" office:value-type="float" office:value="4.54745594245837E-045">
            <text:p>4.54745594245837E-045</text:p>
          </table:table-cell>
          <table:table-cell table:style-name="ce3" table:formula="of:=[.B19]" office:value-type="float" office:value="16">
            <text:p>16</text:p>
          </table:table-cell>
          <table:table-cell table:formula="of:=LOG([.H19];10)" office:value-type="float" office:value="-44.3422314998598">
            <text:p>-44.34223149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EXP([.$G20])" office:value-type="float" office:value="8.49211354750613E-048">
            <text:p>8.49211354750613E-048</text:p>
          </table:table-cell>
          <table:table-cell table:formula="of:=[.B20]*4+1" office:value-type="float" office:value="69">
            <text:p>69</text:p>
          </table:table-cell>
          <table:table-cell table:formula="of:=[.D20]*PI()" office:value-type="float" office:value="216.769893097696">
            <text:p>216.7698930977</text:p>
          </table:table-cell>
          <table:table-cell table:formula="of:=[.E20]*(-1)" office:value-type="float" office:value="-216.769893097696">
            <text:p>-216.7698930977</text:p>
          </table:table-cell>
          <table:table-cell table:style-name="ce2" table:formula="of:=[.F20]/2" office:value-type="float" office:value="-108.384946548848">
            <text:p>-108.38494655</text:p>
          </table:table-cell>
          <table:table-cell table:formula="of:=EXP([.$G20])" office:value-type="float" office:value="8.49211354750613E-048">
            <text:p>8.49211354750613E-048</text:p>
          </table:table-cell>
          <table:table-cell table:style-name="ce3" table:formula="of:=[.B20]" office:value-type="float" office:value="17">
            <text:p>17</text:p>
          </table:table-cell>
          <table:table-cell table:formula="of:=LOG([.H20];10)" office:value-type="float" office:value="-47.0709842075435">
            <text:p>-47.07098420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EXP([.$G21])" office:value-type="float" office:value="1.58585357211294E-050">
            <text:p>1.58585357211294E-050</text:p>
          </table:table-cell>
          <table:table-cell table:formula="of:=[.B21]*4+1" office:value-type="float" office:value="73">
            <text:p>73</text:p>
          </table:table-cell>
          <table:table-cell table:formula="of:=[.D21]*PI()" office:value-type="float" office:value="229.336263712055">
            <text:p>229.3362637121</text:p>
          </table:table-cell>
          <table:table-cell table:formula="of:=[.E21]*(-1)" office:value-type="float" office:value="-229.336263712055">
            <text:p>-229.3362637121</text:p>
          </table:table-cell>
          <table:table-cell table:style-name="ce2" table:formula="of:=[.F21]/2" office:value-type="float" office:value="-114.668131856027">
            <text:p>-114.66813186</text:p>
          </table:table-cell>
          <table:table-cell table:formula="of:=EXP([.$G21])" office:value-type="float" office:value="1.58585357211294E-050">
            <text:p>1.58585357211294E-050</text:p>
          </table:table-cell>
          <table:table-cell table:style-name="ce3" table:formula="of:=[.B21]" office:value-type="float" office:value="18">
            <text:p>18</text:p>
          </table:table-cell>
          <table:table-cell table:formula="of:=LOG([.H21];10)" office:value-type="float" office:value="-49.7997369152272">
            <text:p>-49.79973691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EXP([.$G22])" office:value-type="float" office:value="2.96149072679544E-053">
            <text:p>2.96149072679544E-053</text:p>
          </table:table-cell>
          <table:table-cell table:formula="of:=[.B22]*4+1" office:value-type="float" office:value="77">
            <text:p>77</text:p>
          </table:table-cell>
          <table:table-cell table:formula="of:=[.D22]*PI()" office:value-type="float" office:value="241.902634326414">
            <text:p>241.9026343264</text:p>
          </table:table-cell>
          <table:table-cell table:formula="of:=[.E22]*(-1)" office:value-type="float" office:value="-241.902634326414">
            <text:p>-241.9026343264</text:p>
          </table:table-cell>
          <table:table-cell table:style-name="ce2" table:formula="of:=[.F22]/2" office:value-type="float" office:value="-120.951317163207">
            <text:p>-120.95131716</text:p>
          </table:table-cell>
          <table:table-cell table:formula="of:=EXP([.$G22])" office:value-type="float" office:value="2.96149072679544E-053">
            <text:p>2.96149072679544E-053</text:p>
          </table:table-cell>
          <table:table-cell table:style-name="ce3" table:formula="of:=[.B22]" office:value-type="float" office:value="19">
            <text:p>19</text:p>
          </table:table-cell>
          <table:table-cell table:formula="of:=LOG([.H22];10)" office:value-type="float" office:value="-52.5284896229109">
            <text:p>-52.528489622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EXP([.$G23])" office:value-type="float" office:value="5.53041433277479E-056">
            <text:p>5.53041433277479E-056</text:p>
          </table:table-cell>
          <table:table-cell table:formula="of:=[.B23]*4+1" office:value-type="float" office:value="81">
            <text:p>81</text:p>
          </table:table-cell>
          <table:table-cell table:formula="of:=[.D23]*PI()" office:value-type="float" office:value="254.469004940773">
            <text:p>254.4690049408</text:p>
          </table:table-cell>
          <table:table-cell table:formula="of:=[.E23]*(-1)" office:value-type="float" office:value="-254.469004940773">
            <text:p>-254.4690049408</text:p>
          </table:table-cell>
          <table:table-cell table:style-name="ce2" table:formula="of:=[.F23]/2" office:value-type="float" office:value="-127.234502470387">
            <text:p>-127.23450247</text:p>
          </table:table-cell>
          <table:table-cell table:formula="of:=EXP([.$G23])" office:value-type="float" office:value="5.53041433277479E-056">
            <text:p>5.53041433277479E-056</text:p>
          </table:table-cell>
          <table:table-cell table:style-name="ce3" table:formula="of:=[.B23]" office:value-type="float" office:value="20">
            <text:p>20</text:p>
          </table:table-cell>
          <table:table-cell table:formula="of:=LOG([.H23];10)" office:value-type="float" office:value="-55.2572423305946">
            <text:p>-55.25724233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EXP([.$G24])" office:value-type="float" office:value="1.03277320490739E-058">
            <text:p>1.03277320490739E-058</text:p>
          </table:table-cell>
          <table:table-cell table:formula="of:=[.B24]*4+1" office:value-type="float" office:value="85">
            <text:p>85</text:p>
          </table:table-cell>
          <table:table-cell table:formula="of:=[.D24]*PI()" office:value-type="float" office:value="267.035375555132">
            <text:p>267.0353755551</text:p>
          </table:table-cell>
          <table:table-cell table:formula="of:=[.E24]*(-1)" office:value-type="float" office:value="-267.035375555132">
            <text:p>-267.0353755551</text:p>
          </table:table-cell>
          <table:table-cell table:style-name="ce2" table:formula="of:=[.F24]/2" office:value-type="float" office:value="-133.517687777566">
            <text:p>-133.51768778</text:p>
          </table:table-cell>
          <table:table-cell table:formula="of:=EXP([.$G24])" office:value-type="float" office:value="1.03277320490739E-058">
            <text:p>1.03277320490739E-058</text:p>
          </table:table-cell>
          <table:table-cell table:style-name="ce3" table:formula="of:=[.B24]" office:value-type="float" office:value="21">
            <text:p>21</text:p>
          </table:table-cell>
          <table:table-cell table:formula="of:=LOG([.H24];10)" office:value-type="float" office:value="-57.9859950382783">
            <text:p>-57.98599503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EXP([.$G25])" office:value-type="float" office:value="1.92864481500706E-061">
            <text:p>1.92864481500706E-061</text:p>
          </table:table-cell>
          <table:table-cell table:formula="of:=[.B25]*4+1" office:value-type="float" office:value="89">
            <text:p>89</text:p>
          </table:table-cell>
          <table:table-cell table:formula="of:=[.D25]*PI()" office:value-type="float" office:value="279.601746169492">
            <text:p>279.6017461695</text:p>
          </table:table-cell>
          <table:table-cell table:formula="of:=[.E25]*(-1)" office:value-type="float" office:value="-279.601746169492">
            <text:p>-279.6017461695</text:p>
          </table:table-cell>
          <table:table-cell table:style-name="ce2" table:formula="of:=[.F25]/2" office:value-type="float" office:value="-139.800873084746">
            <text:p>-139.80087308</text:p>
          </table:table-cell>
          <table:table-cell table:formula="of:=EXP([.$G25])" office:value-type="float" office:value="1.92864481500706E-061">
            <text:p>1.92864481500706E-061</text:p>
          </table:table-cell>
          <table:table-cell table:style-name="ce3" table:formula="of:=[.B25]" office:value-type="float" office:value="22">
            <text:p>22</text:p>
          </table:table-cell>
          <table:table-cell table:formula="of:=LOG([.H25];10)" office:value-type="float" office:value="-60.7147477459619">
            <text:p>-60.7147477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EXP([.$G26])" office:value-type="float" office:value="3.6016337418313E-064">
            <text:p>3.6016337418313E-064</text:p>
          </table:table-cell>
          <table:table-cell table:formula="of:=[.B26]*4+1" office:value-type="float" office:value="93">
            <text:p>93</text:p>
          </table:table-cell>
          <table:table-cell table:formula="of:=[.D26]*PI()" office:value-type="float" office:value="292.168116783851">
            <text:p>292.1681167839</text:p>
          </table:table-cell>
          <table:table-cell table:formula="of:=[.E26]*(-1)" office:value-type="float" office:value="-292.168116783851">
            <text:p>-292.1681167839</text:p>
          </table:table-cell>
          <table:table-cell table:style-name="ce2" table:formula="of:=[.F26]/2" office:value-type="float" office:value="-146.084058391925">
            <text:p>-146.08405839</text:p>
          </table:table-cell>
          <table:table-cell table:formula="of:=EXP([.$G26])" office:value-type="float" office:value="3.6016337418313E-064">
            <text:p>3.6016337418313E-064</text:p>
          </table:table-cell>
          <table:table-cell table:style-name="ce3" table:formula="of:=[.B26]" office:value-type="float" office:value="23">
            <text:p>23</text:p>
          </table:table-cell>
          <table:table-cell table:formula="of:=LOG([.H26];10)" office:value-type="float" office:value="-63.4435004536456">
            <text:p>-63.44350045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EXP([.$G27])" office:value-type="float" office:value="6.72584475345707E-067">
            <text:p>6.72584475345707E-067</text:p>
          </table:table-cell>
          <table:table-cell table:formula="of:=[.B27]*4+1" office:value-type="float" office:value="97">
            <text:p>97</text:p>
          </table:table-cell>
          <table:table-cell table:formula="of:=[.D27]*PI()" office:value-type="float" office:value="304.73448739821">
            <text:p>304.7344873982</text:p>
          </table:table-cell>
          <table:table-cell table:formula="of:=[.E27]*(-1)" office:value-type="float" office:value="-304.73448739821">
            <text:p>-304.7344873982</text:p>
          </table:table-cell>
          <table:table-cell table:style-name="ce2" table:formula="of:=[.F27]/2" office:value-type="float" office:value="-152.367243699105">
            <text:p>-152.36724370</text:p>
          </table:table-cell>
          <table:table-cell table:formula="of:=EXP([.$G27])" office:value-type="float" office:value="6.72584475345707E-067">
            <text:p>6.72584475345707E-067</text:p>
          </table:table-cell>
          <table:table-cell table:style-name="ce3" table:formula="of:=[.B27]" office:value-type="float" office:value="24">
            <text:p>24</text:p>
          </table:table-cell>
          <table:table-cell table:formula="of:=LOG([.H27];10)" office:value-type="float" office:value="-66.1722531613293">
            <text:p>-66.17225316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EXP([.$G28])" office:value-type="float" office:value="1.25601298994396E-069">
            <text:p>1.25601298994396E-069</text:p>
          </table:table-cell>
          <table:table-cell table:formula="of:=[.B28]*4+1" office:value-type="float" office:value="101">
            <text:p>101</text:p>
          </table:table-cell>
          <table:table-cell table:formula="of:=[.D28]*PI()" office:value-type="float" office:value="317.300858012569">
            <text:p>317.3008580126</text:p>
          </table:table-cell>
          <table:table-cell table:formula="of:=[.E28]*(-1)" office:value-type="float" office:value="-317.300858012569">
            <text:p>-317.3008580126</text:p>
          </table:table-cell>
          <table:table-cell table:style-name="ce2" table:formula="of:=[.F28]/2" office:value-type="float" office:value="-158.650429006285">
            <text:p>-158.65042901</text:p>
          </table:table-cell>
          <table:table-cell table:formula="of:=EXP([.$G28])" office:value-type="float" office:value="1.25601298994396E-069">
            <text:p>1.25601298994396E-069</text:p>
          </table:table-cell>
          <table:table-cell table:style-name="ce3" table:formula="of:=[.B28]" office:value-type="float" office:value="25">
            <text:p>25</text:p>
          </table:table-cell>
          <table:table-cell table:formula="of:=LOG([.H28];10)" office:value-type="float" office:value="-68.901005869013">
            <text:p>-68.90100586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EXP([.$G29])" office:value-type="float" office:value="2.34553232900166E-072">
            <text:p>2.34553232900166E-072</text:p>
          </table:table-cell>
          <table:table-cell table:formula="of:=[.B29]*4+1" office:value-type="float" office:value="105">
            <text:p>105</text:p>
          </table:table-cell>
          <table:table-cell table:formula="of:=[.D29]*PI()" office:value-type="float" office:value="329.867228626928">
            <text:p>329.8672286269</text:p>
          </table:table-cell>
          <table:table-cell table:formula="of:=[.E29]*(-1)" office:value-type="float" office:value="-329.867228626928">
            <text:p>-329.8672286269</text:p>
          </table:table-cell>
          <table:table-cell table:style-name="ce2" table:formula="of:=[.F29]/2" office:value-type="float" office:value="-164.933614313464">
            <text:p>-164.93361431</text:p>
          </table:table-cell>
          <table:table-cell table:formula="of:=EXP([.$G29])" office:value-type="float" office:value="2.34553232900166E-072">
            <text:p>2.34553232900166E-072</text:p>
          </table:table-cell>
          <table:table-cell table:style-name="ce3" table:formula="of:=[.B29]" office:value-type="float" office:value="26">
            <text:p>26</text:p>
          </table:table-cell>
          <table:table-cell table:formula="of:=LOG([.H29];10)" office:value-type="float" office:value="-71.6297585766967">
            <text:p>-71.62975857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EXP([.$G30])" office:value-type="float" office:value="4.38014729978035E-075">
            <text:p>4.38014729978035E-075</text:p>
          </table:table-cell>
          <table:table-cell table:formula="of:=[.B30]*4+1" office:value-type="float" office:value="109">
            <text:p>109</text:p>
          </table:table-cell>
          <table:table-cell table:formula="of:=[.D30]*PI()" office:value-type="float" office:value="342.433599241287">
            <text:p>342.4335992413</text:p>
          </table:table-cell>
          <table:table-cell table:formula="of:=[.E30]*(-1)" office:value-type="float" office:value="-342.433599241287">
            <text:p>-342.4335992413</text:p>
          </table:table-cell>
          <table:table-cell table:style-name="ce2" table:formula="of:=[.F30]/2" office:value-type="float" office:value="-171.216799620644">
            <text:p>-171.21679962</text:p>
          </table:table-cell>
          <table:table-cell table:formula="of:=EXP([.$G30])" office:value-type="float" office:value="4.38014729978035E-075">
            <text:p>4.38014729978035E-075</text:p>
          </table:table-cell>
          <table:table-cell table:style-name="ce3" table:formula="of:=[.B30]" office:value-type="float" office:value="27">
            <text:p>27</text:p>
          </table:table-cell>
          <table:table-cell table:formula="of:=LOG([.H30];10)" office:value-type="float" office:value="-74.3585112843803">
            <text:p>-74.358511284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EXP([.$G31])" office:value-type="float" office:value="8.17967423878513E-078">
            <text:p>8.17967423878513E-078</text:p>
          </table:table-cell>
          <table:table-cell table:formula="of:=[.B31]*4+1" office:value-type="float" office:value="113">
            <text:p>113</text:p>
          </table:table-cell>
          <table:table-cell table:formula="of:=[.D31]*PI()" office:value-type="float" office:value="354.999969855647">
            <text:p>354.9999698556</text:p>
          </table:table-cell>
          <table:table-cell table:formula="of:=[.E31]*(-1)" office:value-type="float" office:value="-354.999969855647">
            <text:p>-354.9999698556</text:p>
          </table:table-cell>
          <table:table-cell table:style-name="ce2" table:formula="of:=[.F31]/2" office:value-type="float" office:value="-177.499984927823">
            <text:p>-177.49998493</text:p>
          </table:table-cell>
          <table:table-cell table:formula="of:=EXP([.$G31])" office:value-type="float" office:value="8.17967423878513E-078">
            <text:p>8.17967423878513E-078</text:p>
          </table:table-cell>
          <table:table-cell table:style-name="ce3" table:formula="of:=[.B31]" office:value-type="float" office:value="28">
            <text:p>28</text:p>
          </table:table-cell>
          <table:table-cell table:formula="of:=LOG([.H31];10)" office:value-type="float" office:value="-77.087263992064">
            <text:p>-77.087263992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EXP([.$G32])" office:value-type="float" office:value="1.52750732049583E-080">
            <text:p>1.52750732049583E-080</text:p>
          </table:table-cell>
          <table:table-cell table:formula="of:=[.B32]*4+1" office:value-type="float" office:value="117">
            <text:p>117</text:p>
          </table:table-cell>
          <table:table-cell table:formula="of:=[.D32]*PI()" office:value-type="float" office:value="367.566340470006">
            <text:p>367.56634047</text:p>
          </table:table-cell>
          <table:table-cell table:formula="of:=[.E32]*(-1)" office:value-type="float" office:value="-367.566340470006">
            <text:p>-367.56634047</text:p>
          </table:table-cell>
          <table:table-cell table:style-name="ce2" table:formula="of:=[.F32]/2" office:value-type="float" office:value="-183.783170235003">
            <text:p>-183.78317024</text:p>
          </table:table-cell>
          <table:table-cell table:formula="of:=EXP([.$G32])" office:value-type="float" office:value="1.52750732049583E-080">
            <text:p>1.52750732049583E-080</text:p>
          </table:table-cell>
          <table:table-cell table:style-name="ce3" table:formula="of:=[.B32]" office:value-type="float" office:value="29">
            <text:p>29</text:p>
          </table:table-cell>
          <table:table-cell table:formula="of:=LOG([.H32];10)" office:value-type="float" office:value="-79.8160166997477">
            <text:p>-79.81601669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EXP([.$G33])" office:value-type="float" office:value="2.85253244329066E-083">
            <text:p>2.85253244329066E-083</text:p>
          </table:table-cell>
          <table:table-cell table:formula="of:=[.B33]*4+1" office:value-type="float" office:value="121">
            <text:p>121</text:p>
          </table:table-cell>
          <table:table-cell table:formula="of:=[.D33]*PI()" office:value-type="float" office:value="380.132711084365">
            <text:p>380.1327110844</text:p>
          </table:table-cell>
          <table:table-cell table:formula="of:=[.E33]*(-1)" office:value-type="float" office:value="-380.132711084365">
            <text:p>-380.1327110844</text:p>
          </table:table-cell>
          <table:table-cell table:style-name="ce2" table:formula="of:=[.F33]/2" office:value-type="float" office:value="-190.066355542183">
            <text:p>-190.06635554</text:p>
          </table:table-cell>
          <table:table-cell table:formula="of:=EXP([.$G33])" office:value-type="float" office:value="2.85253244329066E-083">
            <text:p>2.85253244329066E-083</text:p>
          </table:table-cell>
          <table:table-cell table:style-name="ce3" table:formula="of:=[.B33]" office:value-type="float" office:value="30">
            <text:p>30</text:p>
          </table:table-cell>
          <table:table-cell table:formula="of:=LOG([.H33];10)" office:value-type="float" office:value="-82.5447694074314">
            <text:p>-82.544769407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EXP([.$G34])" office:value-type="float" office:value="5.32694097818448E-086">
            <text:p>5.32694097818448E-086</text:p>
          </table:table-cell>
          <table:table-cell table:formula="of:=[.B34]*4+1" office:value-type="float" office:value="125">
            <text:p>125</text:p>
          </table:table-cell>
          <table:table-cell table:formula="of:=[.D34]*PI()" office:value-type="float" office:value="392.699081698724">
            <text:p>392.6990816987</text:p>
          </table:table-cell>
          <table:table-cell table:formula="of:=[.E34]*(-1)" office:value-type="float" office:value="-392.699081698724">
            <text:p>-392.6990816987</text:p>
          </table:table-cell>
          <table:table-cell table:style-name="ce2" table:formula="of:=[.F34]/2" office:value-type="float" office:value="-196.349540849362">
            <text:p>-196.34954085</text:p>
          </table:table-cell>
          <table:table-cell table:formula="of:=EXP([.$G34])" office:value-type="float" office:value="5.32694097818448E-086">
            <text:p>5.32694097818448E-086</text:p>
          </table:table-cell>
          <table:table-cell table:style-name="ce3" table:formula="of:=[.B34]" office:value-type="float" office:value="31">
            <text:p>31</text:p>
          </table:table-cell>
          <table:table-cell table:formula="of:=LOG([.H34];10)" office:value-type="float" office:value="-85.2735221151151">
            <text:p>-85.27352211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EXP([.$G35])" office:value-type="float" office:value="9.94775721194799E-089">
            <text:p>9.94775721194799E-089</text:p>
          </table:table-cell>
          <table:table-cell table:formula="of:=[.B35]*4+1" office:value-type="float" office:value="129">
            <text:p>129</text:p>
          </table:table-cell>
          <table:table-cell table:formula="of:=[.D35]*PI()" office:value-type="float" office:value="405.265452313083">
            <text:p>405.2654523131</text:p>
          </table:table-cell>
          <table:table-cell table:formula="of:=[.E35]*(-1)" office:value-type="float" office:value="-405.265452313083">
            <text:p>-405.2654523131</text:p>
          </table:table-cell>
          <table:table-cell table:style-name="ce2" table:formula="of:=[.F35]/2" office:value-type="float" office:value="-202.632726156542">
            <text:p>-202.63272616</text:p>
          </table:table-cell>
          <table:table-cell table:formula="of:=EXP([.$G35])" office:value-type="float" office:value="9.94775721194799E-089">
            <text:p>9.94775721194799E-089</text:p>
          </table:table-cell>
          <table:table-cell table:style-name="ce3" table:formula="of:=[.B35]" office:value-type="float" office:value="32">
            <text:p>32</text:p>
          </table:table-cell>
          <table:table-cell table:formula="of:=LOG([.H35];10)" office:value-type="float" office:value="-88.0022748227988">
            <text:p>-88.00227482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EXP([.$G36])" office:value-type="float" office:value="1.85768669022479E-091">
            <text:p>1.85768669022479E-091</text:p>
          </table:table-cell>
          <table:table-cell table:formula="of:=[.B36]*4+1" office:value-type="float" office:value="133">
            <text:p>133</text:p>
          </table:table-cell>
          <table:table-cell table:formula="of:=[.D36]*PI()" office:value-type="float" office:value="417.831822927443">
            <text:p>417.8318229274</text:p>
          </table:table-cell>
          <table:table-cell table:formula="of:=[.E36]*(-1)" office:value-type="float" office:value="-417.831822927443">
            <text:p>-417.8318229274</text:p>
          </table:table-cell>
          <table:table-cell table:style-name="ce2" table:formula="of:=[.F36]/2" office:value-type="float" office:value="-208.915911463721">
            <text:p>-208.91591146</text:p>
          </table:table-cell>
          <table:table-cell table:formula="of:=EXP([.$G36])" office:value-type="float" office:value="1.85768669022479E-091">
            <text:p>1.85768669022479E-091</text:p>
          </table:table-cell>
          <table:table-cell table:style-name="ce3" table:formula="of:=[.B36]" office:value-type="float" office:value="33">
            <text:p>33</text:p>
          </table:table-cell>
          <table:table-cell table:formula="of:=LOG([.H36];10)" office:value-type="float" office:value="-90.7310275304824">
            <text:p>-90.731027530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EXP([.$G37])" office:value-type="float" office:value="3.46912350745093E-094">
            <text:p>3.46912350745093E-094</text:p>
          </table:table-cell>
          <table:table-cell table:formula="of:=[.B37]*4+1" office:value-type="float" office:value="137">
            <text:p>137</text:p>
          </table:table-cell>
          <table:table-cell table:formula="of:=[.D37]*PI()" office:value-type="float" office:value="430.398193541802">
            <text:p>430.3981935418</text:p>
          </table:table-cell>
          <table:table-cell table:formula="of:=[.E37]*(-1)" office:value-type="float" office:value="-430.398193541802">
            <text:p>-430.3981935418</text:p>
          </table:table-cell>
          <table:table-cell table:style-name="ce2" table:formula="of:=[.F37]/2" office:value-type="float" office:value="-215.199096770901">
            <text:p>-215.19909677</text:p>
          </table:table-cell>
          <table:table-cell table:formula="of:=EXP([.$G37])" office:value-type="float" office:value="3.46912350745093E-094">
            <text:p>3.46912350745093E-094</text:p>
          </table:table-cell>
          <table:table-cell table:style-name="ce3" table:formula="of:=[.B37]" office:value-type="float" office:value="34">
            <text:p>34</text:p>
          </table:table-cell>
          <table:table-cell table:formula="of:=LOG([.H37];10)" office:value-type="float" office:value="-93.4597802381661">
            <text:p>-93.45978023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EXP([.$G38])" office:value-type="float" office:value="6.4783894793867E-097">
            <text:p>6.4783894793867E-097</text:p>
          </table:table-cell>
          <table:table-cell table:formula="of:=[.B38]*4+1" office:value-type="float" office:value="141">
            <text:p>141</text:p>
          </table:table-cell>
          <table:table-cell table:formula="of:=[.D38]*PI()" office:value-type="float" office:value="442.964564156161">
            <text:p>442.9645641562</text:p>
          </table:table-cell>
          <table:table-cell table:formula="of:=[.E38]*(-1)" office:value-type="float" office:value="-442.964564156161">
            <text:p>-442.9645641562</text:p>
          </table:table-cell>
          <table:table-cell table:style-name="ce2" table:formula="of:=[.F38]/2" office:value-type="float" office:value="-221.48228207808">
            <text:p>-221.48228208</text:p>
          </table:table-cell>
          <table:table-cell table:formula="of:=EXP([.$G38])" office:value-type="float" office:value="6.4783894793867E-097">
            <text:p>6.4783894793867E-097</text:p>
          </table:table-cell>
          <table:table-cell table:style-name="ce3" table:formula="of:=[.B38]" office:value-type="float" office:value="35">
            <text:p>35</text:p>
          </table:table-cell>
          <table:table-cell table:formula="of:=LOG([.H38];10)" office:value-type="float" office:value="-96.1885329458498">
            <text:p>-96.188532945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EXP([.$G39])" office:value-type="float" office:value="1.20980213464541E-099">
            <text:p>1.20980213464541E-099</text:p>
          </table:table-cell>
          <table:table-cell table:formula="of:=[.B39]*4+1" office:value-type="float" office:value="145">
            <text:p>145</text:p>
          </table:table-cell>
          <table:table-cell table:formula="of:=[.D39]*PI()" office:value-type="float" office:value="455.53093477052">
            <text:p>455.5309347705</text:p>
          </table:table-cell>
          <table:table-cell table:formula="of:=[.E39]*(-1)" office:value-type="float" office:value="-455.53093477052">
            <text:p>-455.5309347705</text:p>
          </table:table-cell>
          <table:table-cell table:style-name="ce2" table:formula="of:=[.F39]/2" office:value-type="float" office:value="-227.76546738526">
            <text:p>-227.76546739</text:p>
          </table:table-cell>
          <table:table-cell table:formula="of:=EXP([.$G39])" office:value-type="float" office:value="1.20980213464541E-099">
            <text:p>1.20980213464541E-099</text:p>
          </table:table-cell>
          <table:table-cell table:style-name="ce3" table:formula="of:=[.B39]" office:value-type="float" office:value="36">
            <text:p>36</text:p>
          </table:table-cell>
          <table:table-cell table:formula="of:=LOG([.H39];10)" office:value-type="float" office:value="-98.9172856535335">
            <text:p>-98.91728565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EXP([.$G40])" office:value-type="float" office:value="2.25923620314837E-102">
            <text:p>2.25923620314837E-102</text:p>
          </table:table-cell>
          <table:table-cell table:formula="of:=[.B40]*4+1" office:value-type="float" office:value="149">
            <text:p>149</text:p>
          </table:table-cell>
          <table:table-cell table:formula="of:=[.D40]*PI()" office:value-type="float" office:value="468.097305384879">
            <text:p>468.0973053849</text:p>
          </table:table-cell>
          <table:table-cell table:formula="of:=[.E40]*(-1)" office:value-type="float" office:value="-468.097305384879">
            <text:p>-468.0973053849</text:p>
          </table:table-cell>
          <table:table-cell table:style-name="ce2" table:formula="of:=[.F40]/2" office:value-type="float" office:value="-234.04865269244">
            <text:p>-234.04865269</text:p>
          </table:table-cell>
          <table:table-cell table:formula="of:=EXP([.$G40])" office:value-type="float" office:value="2.25923620314837E-102">
            <text:p>2.25923620314837E-102</text:p>
          </table:table-cell>
          <table:table-cell table:style-name="ce3" table:formula="of:=[.B40]" office:value-type="float" office:value="37">
            <text:p>37</text:p>
          </table:table-cell>
          <table:table-cell table:formula="of:=LOG([.H40];10)" office:value-type="float" office:value="-101.646038361217">
            <text:p>-101.64603836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EXP([.$G41])" office:value-type="float" office:value="4.21899422678094E-105">
            <text:p>4.21899422678094E-105</text:p>
          </table:table-cell>
          <table:table-cell table:formula="of:=[.B41]*4+1" office:value-type="float" office:value="153">
            <text:p>153</text:p>
          </table:table-cell>
          <table:table-cell table:formula="of:=[.D41]*PI()" office:value-type="float" office:value="480.663675999238">
            <text:p>480.6636759992</text:p>
          </table:table-cell>
          <table:table-cell table:formula="of:=[.E41]*(-1)" office:value-type="float" office:value="-480.663675999238">
            <text:p>-480.6636759992</text:p>
          </table:table-cell>
          <table:table-cell table:style-name="ce2" table:formula="of:=[.F41]/2" office:value-type="float" office:value="-240.331837999619">
            <text:p>-240.33183800</text:p>
          </table:table-cell>
          <table:table-cell table:formula="of:=EXP([.$G41])" office:value-type="float" office:value="4.21899422678094E-105">
            <text:p>4.21899422678094E-105</text:p>
          </table:table-cell>
          <table:table-cell table:style-name="ce3" table:formula="of:=[.B41]" office:value-type="float" office:value="38">
            <text:p>38</text:p>
          </table:table-cell>
          <table:table-cell table:formula="of:=LOG([.H41];10)" office:value-type="float" office:value="-104.374791068901">
            <text:p>-104.374791068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EXP([.$G42])" office:value-type="float" office:value="7.8787301039202E-108">
            <text:p>7.8787301039202E-108</text:p>
          </table:table-cell>
          <table:table-cell table:formula="of:=[.B42]*4+1" office:value-type="float" office:value="157">
            <text:p>157</text:p>
          </table:table-cell>
          <table:table-cell table:formula="of:=[.D42]*PI()" office:value-type="float" office:value="493.230046613598">
            <text:p>493.2300466136</text:p>
          </table:table-cell>
          <table:table-cell table:formula="of:=[.E42]*(-1)" office:value-type="float" office:value="-493.230046613598">
            <text:p>-493.2300466136</text:p>
          </table:table-cell>
          <table:table-cell table:style-name="ce2" table:formula="of:=[.F42]/2" office:value-type="float" office:value="-246.615023306799">
            <text:p>-246.61502331</text:p>
          </table:table-cell>
          <table:table-cell table:formula="of:=EXP([.$G42])" office:value-type="float" office:value="7.8787301039202E-108">
            <text:p>7.8787301039202E-108</text:p>
          </table:table-cell>
          <table:table-cell table:style-name="ce3" table:formula="of:=[.B42]" office:value-type="float" office:value="39">
            <text:p>39</text:p>
          </table:table-cell>
          <table:table-cell table:formula="of:=LOG([.H42];10)" office:value-type="float" office:value="-107.103543776585">
            <text:p>-107.103543776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EXP([.$G43])" office:value-type="float" office:value="1.47130772676546E-110">
            <text:p>1.47130772676546E-110</text:p>
          </table:table-cell>
          <table:table-cell table:formula="of:=[.B43]*4+1" office:value-type="float" office:value="161">
            <text:p>161</text:p>
          </table:table-cell>
          <table:table-cell table:formula="of:=[.D43]*PI()" office:value-type="float" office:value="505.796417227957">
            <text:p>505.796417228</text:p>
          </table:table-cell>
          <table:table-cell table:formula="of:=[.E43]*(-1)" office:value-type="float" office:value="-505.796417227957">
            <text:p>-505.796417228</text:p>
          </table:table-cell>
          <table:table-cell table:style-name="ce2" table:formula="of:=[.F43]/2" office:value-type="float" office:value="-252.898208613978">
            <text:p>-252.89820861</text:p>
          </table:table-cell>
          <table:table-cell table:formula="of:=EXP([.$G43])" office:value-type="float" office:value="1.47130772676546E-110">
            <text:p>1.47130772676546E-110</text:p>
          </table:table-cell>
          <table:table-cell table:style-name="ce3" table:formula="of:=[.B43]" office:value-type="float" office:value="40">
            <text:p>40</text:p>
          </table:table-cell>
          <table:table-cell table:formula="of:=LOG([.H43];10)" office:value-type="float" office:value="-109.832296484268">
            <text:p>-109.83229648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EXP([.$G44])" office:value-type="float" office:value="2.74758292045402E-113">
            <text:p>2.74758292045402E-113</text:p>
          </table:table-cell>
          <table:table-cell table:formula="of:=[.B44]*4+1" office:value-type="float" office:value="165">
            <text:p>165</text:p>
          </table:table-cell>
          <table:table-cell table:formula="of:=[.D44]*PI()" office:value-type="float" office:value="518.362787842316">
            <text:p>518.3627878423</text:p>
          </table:table-cell>
          <table:table-cell table:formula="of:=[.E44]*(-1)" office:value-type="float" office:value="-518.362787842316">
            <text:p>-518.3627878423</text:p>
          </table:table-cell>
          <table:table-cell table:style-name="ce2" table:formula="of:=[.F44]/2" office:value-type="float" office:value="-259.181393921158">
            <text:p>-259.18139392</text:p>
          </table:table-cell>
          <table:table-cell table:formula="of:=EXP([.$G44])" office:value-type="float" office:value="2.74758292045402E-113">
            <text:p>2.74758292045402E-113</text:p>
          </table:table-cell>
          <table:table-cell table:style-name="ce3" table:formula="of:=[.B44]" office:value-type="float" office:value="41">
            <text:p>41</text:p>
          </table:table-cell>
          <table:table-cell table:formula="of:=LOG([.H44];10)" office:value-type="float" office:value="-112.561049191952">
            <text:p>-112.5610491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EXP([.$G45])" office:value-type="float" office:value="5.13095375456669E-116">
            <text:p>5.13095375456669E-116</text:p>
          </table:table-cell>
          <table:table-cell table:formula="of:=[.B45]*4+1" office:value-type="float" office:value="169">
            <text:p>169</text:p>
          </table:table-cell>
          <table:table-cell table:formula="of:=[.D45]*PI()" office:value-type="float" office:value="530.929158456675">
            <text:p>530.9291584567</text:p>
          </table:table-cell>
          <table:table-cell table:formula="of:=[.E45]*(-1)" office:value-type="float" office:value="-530.929158456675">
            <text:p>-530.9291584567</text:p>
          </table:table-cell>
          <table:table-cell table:style-name="ce2" table:formula="of:=[.F45]/2" office:value-type="float" office:value="-265.464579228338">
            <text:p>-265.46457923</text:p>
          </table:table-cell>
          <table:table-cell table:formula="of:=EXP([.$G45])" office:value-type="float" office:value="5.13095375456669E-116">
            <text:p>5.13095375456669E-116</text:p>
          </table:table-cell>
          <table:table-cell table:style-name="ce3" table:formula="of:=[.B45]" office:value-type="float" office:value="42">
            <text:p>42</text:p>
          </table:table-cell>
          <table:table-cell table:formula="of:=LOG([.H45];10)" office:value-type="float" office:value="-115.289801899636">
            <text:p>-115.28980189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EXP([.$G46])" office:value-type="float" office:value="9.58176229569559E-119">
            <text:p>9.58176229569559E-119</text:p>
          </table:table-cell>
          <table:table-cell table:formula="of:=[.B46]*4+1" office:value-type="float" office:value="173">
            <text:p>173</text:p>
          </table:table-cell>
          <table:table-cell table:formula="of:=[.D46]*PI()" office:value-type="float" office:value="543.495529071034">
            <text:p>543.495529071</text:p>
          </table:table-cell>
          <table:table-cell table:formula="of:=[.E46]*(-1)" office:value-type="float" office:value="-543.495529071034">
            <text:p>-543.495529071</text:p>
          </table:table-cell>
          <table:table-cell table:style-name="ce2" table:formula="of:=[.F46]/2" office:value-type="float" office:value="-271.747764535517">
            <text:p>-271.74776454</text:p>
          </table:table-cell>
          <table:table-cell table:formula="of:=EXP([.$G46])" office:value-type="float" office:value="9.58176229569559E-119">
            <text:p>9.58176229569559E-119</text:p>
          </table:table-cell>
          <table:table-cell table:style-name="ce3" table:formula="of:=[.B46]" office:value-type="float" office:value="43">
            <text:p>43</text:p>
          </table:table-cell>
          <table:table-cell table:formula="of:=LOG([.H46];10)" office:value-type="float" office:value="-118.018554607319">
            <text:p>-118.018554607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EXP([.$G47])" office:value-type="float" office:value="1.78933923560498E-121">
            <text:p>1.78933923560498E-121</text:p>
          </table:table-cell>
          <table:table-cell table:formula="of:=[.B47]*4+1" office:value-type="float" office:value="177">
            <text:p>177</text:p>
          </table:table-cell>
          <table:table-cell table:formula="of:=[.D47]*PI()" office:value-type="float" office:value="556.061899685393">
            <text:p>556.0618996854</text:p>
          </table:table-cell>
          <table:table-cell table:formula="of:=[.E47]*(-1)" office:value-type="float" office:value="-556.061899685393">
            <text:p>-556.0618996854</text:p>
          </table:table-cell>
          <table:table-cell table:style-name="ce2" table:formula="of:=[.F47]/2" office:value-type="float" office:value="-278.030949842697">
            <text:p>-278.03094984</text:p>
          </table:table-cell>
          <table:table-cell table:formula="of:=EXP([.$G47])" office:value-type="float" office:value="1.78933923560498E-121">
            <text:p>1.78933923560498E-121</text:p>
          </table:table-cell>
          <table:table-cell table:style-name="ce3" table:formula="of:=[.B47]" office:value-type="float" office:value="44">
            <text:p>44</text:p>
          </table:table-cell>
          <table:table-cell table:formula="of:=LOG([.H47];10)" office:value-type="float" office:value="-120.747307315003">
            <text:p>-120.7473073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EXP([.$G48])" office:value-type="float" office:value="3.34148855009051E-124">
            <text:p>3.34148855009051E-124</text:p>
          </table:table-cell>
          <table:table-cell table:formula="of:=[.B48]*4+1" office:value-type="float" office:value="181">
            <text:p>181</text:p>
          </table:table-cell>
          <table:table-cell table:formula="of:=[.D48]*PI()" office:value-type="float" office:value="568.628270299753">
            <text:p>568.6282702998</text:p>
          </table:table-cell>
          <table:table-cell table:formula="of:=[.E48]*(-1)" office:value-type="float" office:value="-568.628270299753">
            <text:p>-568.6282702998</text:p>
          </table:table-cell>
          <table:table-cell table:style-name="ce2" table:formula="of:=[.F48]/2" office:value-type="float" office:value="-284.314135149876">
            <text:p>-284.31413515</text:p>
          </table:table-cell>
          <table:table-cell table:formula="of:=EXP([.$G48])" office:value-type="float" office:value="3.34148855009051E-124">
            <text:p>3.34148855009051E-124</text:p>
          </table:table-cell>
          <table:table-cell table:style-name="ce3" table:formula="of:=[.B48]" office:value-type="float" office:value="45">
            <text:p>45</text:p>
          </table:table-cell>
          <table:table-cell table:formula="of:=LOG([.H48];10)" office:value-type="float" office:value="-123.476060022687">
            <text:p>-123.47606002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EXP([.$G49])" office:value-type="float" office:value="6.24003850595213E-127">
            <text:p>6.24003850595213E-127</text:p>
          </table:table-cell>
          <table:table-cell table:formula="of:=[.B49]*4+1" office:value-type="float" office:value="185">
            <text:p>185</text:p>
          </table:table-cell>
          <table:table-cell table:formula="of:=[.D49]*PI()" office:value-type="float" office:value="581.194640914112">
            <text:p>581.1946409141</text:p>
          </table:table-cell>
          <table:table-cell table:formula="of:=[.E49]*(-1)" office:value-type="float" office:value="-581.194640914112">
            <text:p>-581.1946409141</text:p>
          </table:table-cell>
          <table:table-cell table:style-name="ce2" table:formula="of:=[.F49]/2" office:value-type="float" office:value="-290.597320457056">
            <text:p>-290.59732046</text:p>
          </table:table-cell>
          <table:table-cell table:formula="of:=EXP([.$G49])" office:value-type="float" office:value="6.24003850595213E-127">
            <text:p>6.24003850595213E-127</text:p>
          </table:table-cell>
          <table:table-cell table:style-name="ce3" table:formula="of:=[.B49]" office:value-type="float" office:value="46">
            <text:p>46</text:p>
          </table:table-cell>
          <table:table-cell table:formula="of:=LOG([.H49];10)" office:value-type="float" office:value="-126.20481273037">
            <text:p>-126.20481273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EXP([.$G50])" office:value-type="float" office:value="1.16529145535179E-129">
            <text:p>1.16529145535179E-129</text:p>
          </table:table-cell>
          <table:table-cell table:formula="of:=[.B50]*4+1" office:value-type="float" office:value="189">
            <text:p>189</text:p>
          </table:table-cell>
          <table:table-cell table:formula="of:=[.D50]*PI()" office:value-type="float" office:value="593.761011528471">
            <text:p>593.7610115285</text:p>
          </table:table-cell>
          <table:table-cell table:formula="of:=[.E50]*(-1)" office:value-type="float" office:value="-593.761011528471">
            <text:p>-593.7610115285</text:p>
          </table:table-cell>
          <table:table-cell table:style-name="ce2" table:formula="of:=[.F50]/2" office:value-type="float" office:value="-296.880505764235">
            <text:p>-296.88050576</text:p>
          </table:table-cell>
          <table:table-cell table:formula="of:=EXP([.$G50])" office:value-type="float" office:value="1.16529145535179E-129">
            <text:p>1.16529145535179E-129</text:p>
          </table:table-cell>
          <table:table-cell table:style-name="ce3" table:formula="of:=[.B50]" office:value-type="float" office:value="47">
            <text:p>47</text:p>
          </table:table-cell>
          <table:table-cell table:formula="of:=LOG([.H50];10)" office:value-type="float" office:value="-128.933565438054">
            <text:p>-128.933565438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EXP([.$G51])" office:value-type="float" office:value="2.17611505861817E-132">
            <text:p>2.17611505861817E-132</text:p>
          </table:table-cell>
          <table:table-cell table:formula="of:=[.B51]*4+1" office:value-type="float" office:value="193">
            <text:p>193</text:p>
          </table:table-cell>
          <table:table-cell table:formula="of:=[.D51]*PI()" office:value-type="float" office:value="606.32738214283">
            <text:p>606.3273821428</text:p>
          </table:table-cell>
          <table:table-cell table:formula="of:=[.E51]*(-1)" office:value-type="float" office:value="-606.32738214283">
            <text:p>-606.3273821428</text:p>
          </table:table-cell>
          <table:table-cell table:style-name="ce2" table:formula="of:=[.F51]/2" office:value-type="float" office:value="-303.163691071415">
            <text:p>-303.16369107</text:p>
          </table:table-cell>
          <table:table-cell table:formula="of:=EXP([.$G51])" office:value-type="float" office:value="2.17611505861817E-132">
            <text:p>2.17611505861817E-132</text:p>
          </table:table-cell>
          <table:table-cell table:style-name="ce3" table:formula="of:=[.B51]" office:value-type="float" office:value="48">
            <text:p>48</text:p>
          </table:table-cell>
          <table:table-cell table:formula="of:=LOG([.H51];10)" office:value-type="float" office:value="-131.662318145738">
            <text:p>-131.66231814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EXP([.$G52])" office:value-type="float" office:value="4.06377024957688E-135">
            <text:p>4.06377024957688E-135</text:p>
          </table:table-cell>
          <table:table-cell table:formula="of:=[.B52]*4+1" office:value-type="float" office:value="197">
            <text:p>197</text:p>
          </table:table-cell>
          <table:table-cell table:formula="of:=[.D52]*PI()" office:value-type="float" office:value="618.893752757189">
            <text:p>618.8937527572</text:p>
          </table:table-cell>
          <table:table-cell table:formula="of:=[.E52]*(-1)" office:value-type="float" office:value="-618.893752757189">
            <text:p>-618.8937527572</text:p>
          </table:table-cell>
          <table:table-cell table:style-name="ce2" table:formula="of:=[.F52]/2" office:value-type="float" office:value="-309.446876378595">
            <text:p>-309.44687638</text:p>
          </table:table-cell>
          <table:table-cell table:formula="of:=EXP([.$G52])" office:value-type="float" office:value="4.06377024957688E-135">
            <text:p>4.06377024957688E-135</text:p>
          </table:table-cell>
          <table:table-cell table:style-name="ce3" table:formula="of:=[.B52]" office:value-type="float" office:value="49">
            <text:p>49</text:p>
          </table:table-cell>
          <table:table-cell table:formula="of:=LOG([.H52];10)" office:value-type="float" office:value="-134.391070853421">
            <text:p>-134.39107085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EXP([.$G53])" office:value-type="float" office:value="7.58885821590324E-138">
            <text:p>7.58885821590324E-138</text:p>
          </table:table-cell>
          <table:table-cell table:formula="of:=[.B53]*4+1" office:value-type="float" office:value="201">
            <text:p>201</text:p>
          </table:table-cell>
          <table:table-cell table:formula="of:=[.D53]*PI()" office:value-type="float" office:value="631.460123371548">
            <text:p>631.4601233715</text:p>
          </table:table-cell>
          <table:table-cell table:formula="of:=[.E53]*(-1)" office:value-type="float" office:value="-631.460123371548">
            <text:p>-631.4601233715</text:p>
          </table:table-cell>
          <table:table-cell table:style-name="ce2" table:formula="of:=[.F53]/2" office:value-type="float" office:value="-315.730061685774">
            <text:p>-315.73006169</text:p>
          </table:table-cell>
          <table:table-cell table:formula="of:=EXP([.$G53])" office:value-type="float" office:value="7.58885821590324E-138">
            <text:p>7.58885821590324E-138</text:p>
          </table:table-cell>
          <table:table-cell table:style-name="ce3" table:formula="of:=[.B53]" office:value-type="float" office:value="50">
            <text:p>50</text:p>
          </table:table-cell>
          <table:table-cell table:formula="of:=LOG([.H53];10)" office:value-type="float" office:value="-137.119823561105">
            <text:p>-137.11982356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1">
            <text:p>51</text:p>
            <draw:frame table:end-cell-address="Sheet1.H70" table:end-x="1.347cm" table:end-y="0.209cm" draw:z-index="0" draw:style-name="gr1" draw:text-style-name="P1" svg:width="15.999cm" svg:height="8.999cm" svg:x="0.406cm" svg:y="0.46cm">
              <draw:object draw:notify-on-update-of-ranges="Sheet1.I2:Sheet1.I2 Sheet1.I3:Sheet1.I65 Sheet1.J2:Sheet1.J2 Sheet1.J3:Sheet1.J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EXP([.$G54])" office:value-type="float" office:value="1.41717581172513E-140">
            <text:p>1.41717581172513E-140</text:p>
          </table:table-cell>
          <table:table-cell table:formula="of:=[.B54]*4+1" office:value-type="float" office:value="205">
            <text:p>205</text:p>
          </table:table-cell>
          <table:table-cell table:formula="of:=[.D54]*PI()" office:value-type="float" office:value="644.026493985908">
            <text:p>644.0264939859</text:p>
          </table:table-cell>
          <table:table-cell table:formula="of:=[.E54]*(-1)" office:value-type="float" office:value="-644.026493985908">
            <text:p>-644.0264939859</text:p>
          </table:table-cell>
          <table:table-cell table:style-name="ce2" table:formula="of:=[.F54]/2" office:value-type="float" office:value="-322.013246992954">
            <text:p>-322.01324699</text:p>
          </table:table-cell>
          <table:table-cell table:formula="of:=EXP([.$G54])" office:value-type="float" office:value="1.41717581172513E-140">
            <text:p>1.41717581172513E-140</text:p>
          </table:table-cell>
          <table:table-cell table:style-name="ce3" table:formula="of:=[.B54]" office:value-type="float" office:value="51">
            <text:p>51</text:p>
          </table:table-cell>
          <table:table-cell table:formula="of:=LOG([.H54];10)" office:value-type="float" office:value="-139.848576268789">
            <text:p>-139.84857626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EXP([.$G55])" office:value-type="float" office:value="2.64649466915836E-143">
            <text:p>2.64649466915836E-143</text:p>
          </table:table-cell>
          <table:table-cell table:formula="of:=[.B55]*4+1" office:value-type="float" office:value="209">
            <text:p>209</text:p>
          </table:table-cell>
          <table:table-cell table:formula="of:=[.D55]*PI()" office:value-type="float" office:value="656.592864600267">
            <text:p>656.5928646003</text:p>
          </table:table-cell>
          <table:table-cell table:formula="of:=[.E55]*(-1)" office:value-type="float" office:value="-656.592864600267">
            <text:p>-656.5928646003</text:p>
          </table:table-cell>
          <table:table-cell table:style-name="ce2" table:formula="of:=[.F55]/2" office:value-type="float" office:value="-328.296432300133">
            <text:p>-328.29643230</text:p>
          </table:table-cell>
          <table:table-cell table:formula="of:=EXP([.$G55])" office:value-type="float" office:value="2.64649466915836E-143">
            <text:p>2.64649466915836E-143</text:p>
          </table:table-cell>
          <table:table-cell table:style-name="ce3" table:formula="of:=[.B55]" office:value-type="float" office:value="52">
            <text:p>52</text:p>
          </table:table-cell>
          <table:table-cell table:formula="of:=LOG([.H55];10)" office:value-type="float" office:value="-142.577328976472">
            <text:p>-142.57732897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EXP([.$G56])" office:value-type="float" office:value="4.94217723442383E-146">
            <text:p>4.94217723442383E-146</text:p>
          </table:table-cell>
          <table:table-cell table:formula="of:=[.B56]*4+1" office:value-type="float" office:value="213">
            <text:p>213</text:p>
          </table:table-cell>
          <table:table-cell table:formula="of:=[.D56]*PI()" office:value-type="float" office:value="669.159235214626">
            <text:p>669.1592352146</text:p>
          </table:table-cell>
          <table:table-cell table:formula="of:=[.E56]*(-1)" office:value-type="float" office:value="-669.159235214626">
            <text:p>-669.1592352146</text:p>
          </table:table-cell>
          <table:table-cell table:style-name="ce2" table:formula="of:=[.F56]/2" office:value-type="float" office:value="-334.579617607313">
            <text:p>-334.57961761</text:p>
          </table:table-cell>
          <table:table-cell table:formula="of:=EXP([.$G56])" office:value-type="float" office:value="4.94217723442383E-146">
            <text:p>4.94217723442383E-146</text:p>
          </table:table-cell>
          <table:table-cell table:style-name="ce3" table:formula="of:=[.B56]" office:value-type="float" office:value="53">
            <text:p>53</text:p>
          </table:table-cell>
          <table:table-cell table:formula="of:=LOG([.H56];10)" office:value-type="float" office:value="-145.306081684156">
            <text:p>-145.306081684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EXP([.$G57])" office:value-type="float" office:value="9.22923295523768E-149">
            <text:p>9.22923295523768E-149</text:p>
          </table:table-cell>
          <table:table-cell table:formula="of:=[.B57]*4+1" office:value-type="float" office:value="217">
            <text:p>217</text:p>
          </table:table-cell>
          <table:table-cell table:formula="of:=[.D57]*PI()" office:value-type="float" office:value="681.725605828985">
            <text:p>681.725605829</text:p>
          </table:table-cell>
          <table:table-cell table:formula="of:=[.E57]*(-1)" office:value-type="float" office:value="-681.725605828985">
            <text:p>-681.725605829</text:p>
          </table:table-cell>
          <table:table-cell table:style-name="ce2" table:formula="of:=[.F57]/2" office:value-type="float" office:value="-340.862802914493">
            <text:p>-340.86280291</text:p>
          </table:table-cell>
          <table:table-cell table:formula="of:=EXP([.$G57])" office:value-type="float" office:value="9.22923295523768E-149">
            <text:p>9.22923295523768E-149</text:p>
          </table:table-cell>
          <table:table-cell table:style-name="ce3" table:formula="of:=[.B57]" office:value-type="float" office:value="54">
            <text:p>54</text:p>
          </table:table-cell>
          <table:table-cell table:formula="of:=LOG([.H57];10)" office:value-type="float" office:value="-148.03483439184">
            <text:p>-148.03483439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EXP([.$G58])" office:value-type="float" office:value="1.72350640014978E-151">
            <text:p>1.72350640014978E-151</text:p>
          </table:table-cell>
          <table:table-cell table:formula="of:=[.B58]*4+1" office:value-type="float" office:value="221">
            <text:p>221</text:p>
          </table:table-cell>
          <table:table-cell table:formula="of:=[.D58]*PI()" office:value-type="float" office:value="694.291976443344">
            <text:p>694.2919764433</text:p>
          </table:table-cell>
          <table:table-cell table:formula="of:=[.E58]*(-1)" office:value-type="float" office:value="-694.291976443344">
            <text:p>-694.2919764433</text:p>
          </table:table-cell>
          <table:table-cell table:style-name="ce2" table:formula="of:=[.F58]/2" office:value-type="float" office:value="-347.145988221672">
            <text:p>-347.14598822</text:p>
          </table:table-cell>
          <table:table-cell table:formula="of:=EXP([.$G58])" office:value-type="float" office:value="1.72350640014978E-151">
            <text:p>1.72350640014978E-151</text:p>
          </table:table-cell>
          <table:table-cell table:style-name="ce3" table:formula="of:=[.B58]" office:value-type="float" office:value="55">
            <text:p>55</text:p>
          </table:table-cell>
          <table:table-cell table:formula="of:=LOG([.H58];10)" office:value-type="float" office:value="-150.763587099523">
            <text:p>-150.76358709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EXP([.$G59])" office:value-type="float" office:value="3.21854950001198E-154">
            <text:p>3.21854950001198E-154</text:p>
          </table:table-cell>
          <table:table-cell table:formula="of:=[.B59]*4+1" office:value-type="float" office:value="225">
            <text:p>225</text:p>
          </table:table-cell>
          <table:table-cell table:formula="of:=[.D59]*PI()" office:value-type="float" office:value="706.858347057703">
            <text:p>706.8583470577</text:p>
          </table:table-cell>
          <table:table-cell table:formula="of:=[.E59]*(-1)" office:value-type="float" office:value="-706.858347057703">
            <text:p>-706.8583470577</text:p>
          </table:table-cell>
          <table:table-cell table:style-name="ce2" table:formula="of:=[.F59]/2" office:value-type="float" office:value="-353.429173528852">
            <text:p>-353.42917353</text:p>
          </table:table-cell>
          <table:table-cell table:formula="of:=EXP([.$G59])" office:value-type="float" office:value="3.21854950001198E-154">
            <text:p>3.21854950001198E-154</text:p>
          </table:table-cell>
          <table:table-cell table:style-name="ce3" table:formula="of:=[.B59]" office:value-type="float" office:value="56">
            <text:p>56</text:p>
          </table:table-cell>
          <table:table-cell table:formula="of:=LOG([.H59];10)" office:value-type="float" office:value="-153.492339807207">
            <text:p>-153.49233980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EXP([.$G60])" office:value-type="float" office:value="6.01045687043989E-157">
            <text:p>6.01045687043989E-157</text:p>
          </table:table-cell>
          <table:table-cell table:formula="of:=[.B60]*4+1" office:value-type="float" office:value="229">
            <text:p>229</text:p>
          </table:table-cell>
          <table:table-cell table:formula="of:=[.D60]*PI()" office:value-type="float" office:value="719.424717672063">
            <text:p>719.4247176721</text:p>
          </table:table-cell>
          <table:table-cell table:formula="of:=[.E60]*(-1)" office:value-type="float" office:value="-719.424717672063">
            <text:p>-719.4247176721</text:p>
          </table:table-cell>
          <table:table-cell table:style-name="ce2" table:formula="of:=[.F60]/2" office:value-type="float" office:value="-359.712358836031">
            <text:p>-359.71235884</text:p>
          </table:table-cell>
          <table:table-cell table:formula="of:=EXP([.$G60])" office:value-type="float" office:value="6.01045687043989E-157">
            <text:p>6.01045687043989E-157</text:p>
          </table:table-cell>
          <table:table-cell table:style-name="ce3" table:formula="of:=[.B60]" office:value-type="float" office:value="57">
            <text:p>57</text:p>
          </table:table-cell>
          <table:table-cell table:formula="of:=LOG([.H60];10)" office:value-type="float" office:value="-156.221092514891">
            <text:p>-156.221092514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EXP([.$G61])" office:value-type="float" office:value="1.12241839969469E-159">
            <text:p>1.12241839969469E-159</text:p>
          </table:table-cell>
          <table:table-cell table:formula="of:=[.B61]*4+1" office:value-type="float" office:value="233">
            <text:p>233</text:p>
          </table:table-cell>
          <table:table-cell table:formula="of:=[.D61]*PI()" office:value-type="float" office:value="731.991088286422">
            <text:p>731.9910882864</text:p>
          </table:table-cell>
          <table:table-cell table:formula="of:=[.E61]*(-1)" office:value-type="float" office:value="-731.991088286422">
            <text:p>-731.9910882864</text:p>
          </table:table-cell>
          <table:table-cell table:style-name="ce2" table:formula="of:=[.F61]/2" office:value-type="float" office:value="-365.995544143211">
            <text:p>-365.99554414</text:p>
          </table:table-cell>
          <table:table-cell table:formula="of:=EXP([.$G61])" office:value-type="float" office:value="1.12241839969469E-159">
            <text:p>1.12241839969469E-159</text:p>
          </table:table-cell>
          <table:table-cell table:style-name="ce3" table:formula="of:=[.B61]" office:value-type="float" office:value="58">
            <text:p>58</text:p>
          </table:table-cell>
          <table:table-cell table:formula="of:=LOG([.H61];10)" office:value-type="float" office:value="-158.949845222575">
            <text:p>-158.94984522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EXP([.$G62])" office:value-type="float" office:value="2.09605208244521E-162">
            <text:p>2.09605208244521E-162</text:p>
          </table:table-cell>
          <table:table-cell table:formula="of:=[.B62]*4+1" office:value-type="float" office:value="237">
            <text:p>237</text:p>
          </table:table-cell>
          <table:table-cell table:formula="of:=[.D62]*PI()" office:value-type="float" office:value="744.557458900781">
            <text:p>744.5574589008</text:p>
          </table:table-cell>
          <table:table-cell table:formula="of:=[.E62]*(-1)" office:value-type="float" office:value="-744.557458900781">
            <text:p>-744.5574589008</text:p>
          </table:table-cell>
          <table:table-cell table:style-name="ce2" table:formula="of:=[.F62]/2" office:value-type="float" office:value="-372.27872945039">
            <text:p>-372.27872945</text:p>
          </table:table-cell>
          <table:table-cell table:formula="of:=EXP([.$G62])" office:value-type="float" office:value="2.09605208244521E-162">
            <text:p>2.09605208244521E-162</text:p>
          </table:table-cell>
          <table:table-cell table:style-name="ce3" table:formula="of:=[.B62]" office:value-type="float" office:value="59">
            <text:p>59</text:p>
          </table:table-cell>
          <table:table-cell table:formula="of:=LOG([.H62];10)" office:value-type="float" office:value="-161.678597930258">
            <text:p>-161.678597930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EXP([.$G63])" office:value-type="float" office:value="3.91425722664356E-165">
            <text:p>3.91425722664356E-165</text:p>
          </table:table-cell>
          <table:table-cell table:formula="of:=[.B63]*4+1" office:value-type="float" office:value="241">
            <text:p>241</text:p>
          </table:table-cell>
          <table:table-cell table:formula="of:=[.D63]*PI()" office:value-type="float" office:value="757.12382951514">
            <text:p>757.1238295151</text:p>
          </table:table-cell>
          <table:table-cell table:formula="of:=[.E63]*(-1)" office:value-type="float" office:value="-757.12382951514">
            <text:p>-757.1238295151</text:p>
          </table:table-cell>
          <table:table-cell table:style-name="ce2" table:formula="of:=[.F63]/2" office:value-type="float" office:value="-378.56191475757">
            <text:p>-378.56191476</text:p>
          </table:table-cell>
          <table:table-cell table:formula="of:=EXP([.$G63])" office:value-type="float" office:value="3.91425722664356E-165">
            <text:p>3.91425722664356E-165</text:p>
          </table:table-cell>
          <table:table-cell table:style-name="ce3" table:formula="of:=[.B63]" office:value-type="float" office:value="60">
            <text:p>60</text:p>
          </table:table-cell>
          <table:table-cell table:formula="of:=LOG([.H63];10)" office:value-type="float" office:value="-164.407350637942">
            <text:p>-164.407350637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EXP([.$G64])" office:value-type="float" office:value="7.30965120793115E-168">
            <text:p>7.30965120793115E-168</text:p>
          </table:table-cell>
          <table:table-cell table:formula="of:=[.B64]*4+1" office:value-type="float" office:value="245">
            <text:p>245</text:p>
          </table:table-cell>
          <table:table-cell table:formula="of:=[.D64]*PI()" office:value-type="float" office:value="769.690200129499">
            <text:p>769.6902001295</text:p>
          </table:table-cell>
          <table:table-cell table:formula="of:=[.E64]*(-1)" office:value-type="float" office:value="-769.690200129499">
            <text:p>-769.6902001295</text:p>
          </table:table-cell>
          <table:table-cell table:style-name="ce2" table:formula="of:=[.F64]/2" office:value-type="float" office:value="-384.84510006475">
            <text:p>-384.84510006</text:p>
          </table:table-cell>
          <table:table-cell table:formula="of:=EXP([.$G64])" office:value-type="float" office:value="7.30965120793115E-168">
            <text:p>7.30965120793115E-168</text:p>
          </table:table-cell>
          <table:table-cell table:style-name="ce3" table:formula="of:=[.B64]" office:value-type="float" office:value="61">
            <text:p>61</text:p>
          </table:table-cell>
          <table:table-cell table:formula="of:=LOG([.H64];10)" office:value-type="float" office:value="-167.136103345626">
            <text:p>-167.13610334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EXP([.$G65])" office:value-type="float" office:value="1.36503550195718E-170">
            <text:p>1.36503550195718E-170</text:p>
          </table:table-cell>
          <table:table-cell table:formula="of:=[.B65]*4+1" office:value-type="float" office:value="249">
            <text:p>249</text:p>
          </table:table-cell>
          <table:table-cell table:formula="of:=[.D65]*PI()" office:value-type="float" office:value="782.256570743858">
            <text:p>782.2565707439</text:p>
          </table:table-cell>
          <table:table-cell table:formula="of:=[.E65]*(-1)" office:value-type="float" office:value="-782.256570743858">
            <text:p>-782.2565707439</text:p>
          </table:table-cell>
          <table:table-cell table:style-name="ce2" table:formula="of:=[.F65]/2" office:value-type="float" office:value="-391.128285371929">
            <text:p>-391.12828537</text:p>
          </table:table-cell>
          <table:table-cell table:formula="of:=EXP([.$G65])" office:value-type="float" office:value="1.36503550195718E-170">
            <text:p>1.36503550195718E-170</text:p>
          </table:table-cell>
          <table:table-cell table:style-name="ce3" table:formula="of:=[.B65]" office:value-type="float" office:value="62">
            <text:p>62</text:p>
          </table:table-cell>
          <table:table-cell table:formula="of:=LOG([.H65];10)" office:value-type="float" office:value="-169.864856053309">
            <text:p>-169.8648560533</text:p>
          </table:table-cell>
          <table:table-cell table:number-columns-repeated="101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8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2021/01/02</text:date>, <text:time>16:1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1-02T15:47:23.52</meta:creation-date>
    <dc:date>2021-01-02T16:14:55.24</dc:date>
    <dc:creator>iwabuchi ken</dc:creator>
    <meta:editing-duration>PT12M58S</meta:editing-duration>
    <meta:editing-cycles>3</meta:editing-cycles>
    <meta:generator>OpenOffice/4.1.3$Win32 OpenOffice.org_project/413m1$Build-9783</meta:generator>
    <meta:document-statistic meta:table-count="3" meta:cell-count="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188cm" style:legend-expansion="high" chart:style-name="ch2"/>
        <chart:plot-area chart:style-name="ch3" table:cell-range-address="Sheet1.I2:Sheet1.J65" chart:data-source-has-labels="both" svg:x="0.77cm" svg:y="0.855cm" svg:width="12.618cm" svg:height="7.545cm">
          <chartooo:coordinate-region svg:x="1.682cm" svg:y="1.067cm" svg:width="11.519cm" svg:height="7.121cm"/>
          <chart:axis chart:dimension="x" chart:name="primary-x" chart:style-name="ch4" chartooo:axis-type="auto">
            <chart:categories table:cell-range-address="Sheet1.I3:Sheet1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65" chart:label-cell-address="Sheet1.J2:Sheet1.J2" chart:class="chart:scatter">
            <chart:domain table:cell-range-address="Sheet1.I3:Sheet1.I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ex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3:Sheet1.I65</svg:desc>
                </draw:g>
              </table:table-cell>
              <table:table-cell office:value-type="float" office:value="-0.682188176920921">
                <text:p>-0.682188176920921</text:p>
                <draw:g>
                  <svg:desc>Sheet1.J3:Sheet1.J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3.4109408846046">
                <text:p>-3.410940884604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.13969359228829">
                <text:p>-6.13969359228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.86844629997197">
                <text:p>-8.868446299971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.5971990076557">
                <text:p>-11.59719900765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4.3259517153393">
                <text:p>-14.32595171533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.054704423023">
                <text:p>-17.0547044230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9.7834571307067">
                <text:p>-19.78345713070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22.5122098383904">
                <text:p>-22.51220983839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25.2409625460741">
                <text:p>-25.24096254607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7.9697152537577">
                <text:p>-27.96971525375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0.6984679614414">
                <text:p>-30.69846796144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33.4272206691251">
                <text:p>-33.42722066912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36.1559733768088">
                <text:p>-36.15597337680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38.8847260844925">
                <text:p>-38.88472608449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41.6134787921762">
                <text:p>-41.61347879217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44.3422314998598">
                <text:p>-44.34223149985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47.0709842075435">
                <text:p>-47.07098420754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49.7997369152272">
                <text:p>-49.79973691522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52.5284896229109">
                <text:p>-52.52848962291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5.2572423305946">
                <text:p>-55.25724233059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57.9859950382783">
                <text:p>-57.98599503827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60.7147477459619">
                <text:p>-60.71474774596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63.4435004536456">
                <text:p>-63.44350045364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66.1722531613293">
                <text:p>-66.17225316132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68.901005869013">
                <text:p>-68.9010058690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71.6297585766967">
                <text:p>-71.62975857669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74.3585112843803">
                <text:p>-74.35851128438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77.087263992064">
                <text:p>-77.0872639920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79.8160166997477">
                <text:p>-79.81601669974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2.5447694074314">
                <text:p>-82.54476940743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85.2735221151151">
                <text:p>-85.27352211511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88.0022748227988">
                <text:p>-88.00227482279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90.7310275304824">
                <text:p>-90.73102753048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93.4597802381661">
                <text:p>-93.459780238166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96.1885329458498">
                <text:p>-96.18853294584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98.9172856535335">
                <text:p>-98.917285653533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101.646038361217">
                <text:p>-101.64603836121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104.374791068901">
                <text:p>-104.3747910689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107.103543776585">
                <text:p>-107.103543776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9.832296484268">
                <text:p>-109.83229648426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112.561049191952">
                <text:p>-112.561049191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15.289801899636">
                <text:p>-115.28980189963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118.018554607319">
                <text:p>-118.0185546073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120.747307315003">
                <text:p>-120.74730731500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123.476060022687">
                <text:p>-123.47606002268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26.20481273037">
                <text:p>-126.204812730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128.933565438054">
                <text:p>-128.9335654380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131.662318145738">
                <text:p>-131.6623181457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134.391070853421">
                <text:p>-134.3910708534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37.119823561105">
                <text:p>-137.11982356110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139.848576268789">
                <text:p>-139.8485762687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-142.577328976472">
                <text:p>-142.5773289764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145.306081684156">
                <text:p>-145.30608168415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148.03483439184">
                <text:p>-148.034834391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150.763587099523">
                <text:p>-150.76358709952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153.492339807207">
                <text:p>-153.49233980720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156.221092514891">
                <text:p>-156.22109251489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158.949845222575">
                <text:p>-158.9498452225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161.678597930258">
                <text:p>-161.6785979302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64.407350637942">
                <text:p>-164.4073506379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167.136103345626">
                <text:p>-167.13610334562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169.864856053309">
                <text:p>-169.864856053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